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ndStandWalk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17:4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124" calcext:value-type="float">
            <text:p>0.3124</text:p>
          </table:table-cell>
          <table:table-cell office:value-type="float" office:value="19.366" calcext:value-type="float">
            <text:p>19.366</text:p>
          </table:table-cell>
          <table:table-cell office:value-type="float" office:value="0.9215" calcext:value-type="float">
            <text:p>0.9215</text:p>
          </table:table-cell>
          <table:table-cell table:style-name="ce2" office:value-type="float" office:value="0.6806" calcext:value-type="float">
            <text:p>0.68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7:58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31" calcext:value-type="float">
            <text:p>0.3031</text:p>
          </table:table-cell>
          <table:table-cell office:value-type="float" office:value="19.6691" calcext:value-type="float">
            <text:p>19.6691</text:p>
          </table:table-cell>
          <table:table-cell office:value-type="float" office:value="0.958" calcext:value-type="float">
            <text:p>0.958</text:p>
          </table:table-cell>
          <table:table-cell office:value-type="float" office:value="0.6923" calcext:value-type="float">
            <text:p>0.69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0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03" calcext:value-type="float">
            <text:p>0.3103</text:p>
          </table:table-cell>
          <table:table-cell office:value-type="float" office:value="19.4003" calcext:value-type="float">
            <text:p>19.4003</text:p>
          </table:table-cell>
          <table:table-cell office:value-type="float" office:value="0.9391" calcext:value-type="float">
            <text:p>0.9391</text:p>
          </table:table-cell>
          <table:table-cell office:value-type="float" office:value="0.6846" calcext:value-type="float">
            <text:p>0.68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1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78" calcext:value-type="float">
            <text:p>0.2978</text:p>
          </table:table-cell>
          <table:table-cell office:value-type="float" office:value="19.7308" calcext:value-type="float">
            <text:p>19.7308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6984" calcext:value-type="float">
            <text:p>0.69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3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32" calcext:value-type="float">
            <text:p>0.3032</text:p>
          </table:table-cell>
          <table:table-cell office:value-type="float" office:value="19.4323" calcext:value-type="float">
            <text:p>19.4323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6926" calcext:value-type="float">
            <text:p>0.69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8:42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64" calcext:value-type="float">
            <text:p>0.3064</text:p>
          </table:table-cell>
          <table:table-cell table:style-name="ce2" office:value-type="float" office:value="19.7739" calcext:value-type="float">
            <text:p>19.7739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6886" calcext:value-type="float">
            <text:p>0.68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20:1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98" calcext:value-type="float">
            <text:p>0.2998</text:p>
          </table:table-cell>
          <table:table-cell office:value-type="float" office:value="18.8744" calcext:value-type="float">
            <text:p>18.8744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6973" calcext:value-type="float">
            <text:p>0.6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0:2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37" calcext:value-type="float">
            <text:p>0.3337</text:p>
          </table:table-cell>
          <table:table-cell office:value-type="float" office:value="20.0784" calcext:value-type="float">
            <text:p>20.0784</text:p>
          </table:table-cell>
          <table:table-cell office:value-type="float" office:value="0.9866" calcext:value-type="float">
            <text:p>0.9866</text:p>
          </table:table-cell>
          <table:table-cell table:style-name="ce2" office:value-type="float" office:value="0.6646" calcext:value-type="float">
            <text:p>0.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0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262" calcext:value-type="float">
            <text:p>0.3262</text:p>
          </table:table-cell>
          <table:table-cell office:value-type="float" office:value="19.4418" calcext:value-type="float">
            <text:p>19.4418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6689" calcext:value-type="float">
            <text:p>0.6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1:0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66" calcext:value-type="float">
            <text:p>0.3066</text:p>
          </table:table-cell>
          <table:table-cell table:style-name="ce2" office:value-type="float" office:value="20.3357" calcext:value-type="float">
            <text:p>20.3357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6909" calcext:value-type="float">
            <text:p>0.6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1:2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249" calcext:value-type="float">
            <text:p>0.3249</text:p>
          </table:table-cell>
          <table:table-cell office:value-type="float" office:value="19.5505" calcext:value-type="float">
            <text:p>19.550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6692" calcext:value-type="float">
            <text:p>0.6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21:3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" calcext:value-type="float">
            <text:p>0.32</text:p>
          </table:table-cell>
          <table:table-cell office:value-type="float" office:value="19.2686" calcext:value-type="float">
            <text:p>19.2686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6757" calcext:value-type="float">
            <text:p>0.6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0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79" calcext:value-type="float">
            <text:p>0.3079</text:p>
          </table:table-cell>
          <table:table-cell office:value-type="float" office:value="18.6178" calcext:value-type="float">
            <text:p>18.6178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689" calcext:value-type="float">
            <text:p>0.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1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899" calcext:value-type="float">
            <text:p>0.2899</text:p>
          </table:table-cell>
          <table:table-cell office:value-type="float" office:value="18.8528" calcext:value-type="float">
            <text:p>18.8528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7066" calcext:value-type="float">
            <text:p>0.7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2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081" calcext:value-type="float">
            <text:p>0.3081</text:p>
          </table:table-cell>
          <table:table-cell office:value-type="float" office:value="18.644" calcext:value-type="float">
            <text:p>18.644</text:p>
          </table:table-cell>
          <table:table-cell office:value-type="float" office:value="0.9585" calcext:value-type="float">
            <text:p>0.9585</text:p>
          </table:table-cell>
          <table:table-cell table:style-name="ce2" office:value-type="float" office:value="0.6871" calcext:value-type="float">
            <text:p>0.6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17" calcext:value-type="float">
            <text:p>0.3017</text:p>
          </table:table-cell>
          <table:table-cell office:value-type="float" office:value="18.9221" calcext:value-type="float">
            <text:p>18.9221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6941" calcext:value-type="float">
            <text:p>0.6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48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17" calcext:value-type="float">
            <text:p>0.3017</text:p>
          </table:table-cell>
          <table:table-cell office:value-type="float" office:value="18.8654" calcext:value-type="float">
            <text:p>18.8654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6952" calcext:value-type="float">
            <text:p>0.6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5:5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19" calcext:value-type="float">
            <text:p>0.3019</text:p>
          </table:table-cell>
          <table:table-cell table:style-name="ce2" office:value-type="float" office:value="19.036" calcext:value-type="float">
            <text:p>19.036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6953" calcext:value-type="float">
            <text:p>0.6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0:4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76" calcext:value-type="float">
            <text:p>0.276</text:p>
          </table:table-cell>
          <table:table-cell office:value-type="float" office:value="18.6422" calcext:value-type="float">
            <text:p>18.6422</text:p>
          </table:table-cell>
          <table:table-cell office:value-type="float" office:value="0.96" calcext:value-type="float">
            <text:p>0.96</text:p>
          </table:table-cell>
          <table:table-cell office:value-type="float" office:value="0.7203" calcext:value-type="float">
            <text:p>0.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04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793" calcext:value-type="float">
            <text:p>0.2793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0.922" calcext:value-type="float">
            <text:p>0.922</text:p>
          </table:table-cell>
          <table:table-cell office:value-type="float" office:value="0.7127" calcext:value-type="float">
            <text:p>0.7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1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41" calcext:value-type="float">
            <text:p>0.2641</text:p>
          </table:table-cell>
          <table:table-cell office:value-type="float" office:value="18.3187" calcext:value-type="float">
            <text:p>18.3187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311" calcext:value-type="float">
            <text:p>0.7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2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8508" calcext:value-type="float">
            <text:p>18.8508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6897" calcext:value-type="float">
            <text:p>0.6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1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653" calcext:value-type="float">
            <text:p>0.2653</text:p>
          </table:table-cell>
          <table:table-cell office:value-type="float" office:value="18.2725" calcext:value-type="float">
            <text:p>18.2725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7281" calcext:value-type="float">
            <text:p>0.7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8:12:11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114" calcext:value-type="float">
            <text:p>0.3114</text:p>
          </table:table-cell>
          <table:table-cell table:style-name="ce2" office:value-type="float" office:value="18.9268" calcext:value-type="float">
            <text:p>18.9268</text:p>
          </table:table-cell>
          <table:table-cell office:value-type="float" office:value="0.9489" calcext:value-type="float">
            <text:p>0.9489</text:p>
          </table:table-cell>
          <table:table-cell table:style-name="ce2" office:value-type="float" office:value="0.6829" calcext:value-type="float">
            <text:p>0.68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50:02.763162468</dc:date>
    <meta:editing-duration>PT2M20S</meta:editing-duration>
    <meta:editing-cycles>2</meta:editing-cycles>
    <meta:generator>LibreOffice/7.3.7.2$Linux_X86_64 LibreOffice_project/30$Build-2</meta:generator>
    <meta:document-statistic meta:table-count="1" meta:cell-count="260" meta:object-count="0"/>
  </office:meta>
</office:document-meta>
</file>